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3.svm" manifest:media-type=""/>
  <manifest:file-entry manifest:full-path="Pictures/TablePreview1.svm" manifest:media-type=""/>
  <manifest:file-entry manifest:full-path="Pictures/1000000000000421000000B8F7E6F4C1541AE82D.jpg" manifest:media-type="image/jpeg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Default_5f_7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9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Default_5f_7_5f_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1" style:family="graphic" style:parent-style-name="Default_5f_7_5f_1_5f_2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false" fo:min-height="1.792cm" fo:min-width="0cm"/>
    </style:style>
    <style:style style:name="gr13" style:family="graphic" style:parent-style-name="Default_5f_7_5f_1_5f_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4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6cm" fo:min-width="0cm"/>
    </style:style>
    <style:style style:name="gr16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7" style:family="graphic" style:parent-style-name="Default_5f_6_5f_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8cm" svg:y="1.894cm" presentation:class="title" presentation:user-transformed="true">
          <draw:text-box>
            <text:p>FIFA WORLD CUP PREDICTIONS</text:p>
          </draw:text-box>
        </draw:frame>
        <draw:frame draw:style-name="gr1" draw:text-style-name="P1" draw:layer="layout" svg:width="5.294cm" svg:height="1.445cm" svg:x="21cm" svg:y="14.6cm">
          <draw:text-box>
            <text:p>S Rakesh Kumar</text:p>
            <text:p>Prajwal S Kuma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France vs Argentina</text:p>
          </draw:text-box>
        </draw:frame>
        <draw:frame draw:style-name="standard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rance</text:p>
              </table:table-cell>
              <table:table-cell>
                <text:p>Argentina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508</text:p>
              </table:table-cell>
              <table:table-cell>
                <text:p>2420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715</text:p>
              </table:table-cell>
              <table:table-cell>
                <text:p>2585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76</text:p>
              </table:table-cell>
              <table:table-cell>
                <text:p>2034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" draw:layer="layout" svg:width="21.8cm" svg:height="2.4cm" svg:x="2.6cm" svg:y="17cm">
          <draw:text-box>
            <text:p>My Predictions: France wins, Considering the present form of france and loose play of argentina</text:p>
            <text:p/>
          </draw:text-box>
        </draw:frame>
        <draw:frame draw:style-name="gr1" draw:text-style-name="P1" draw:layer="layout" svg:width="3.952cm" svg:height="0.848cm" svg:x="2.238cm" svg:y="0.407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Spain vs Russia<text:tab/></text:p>
          </draw:text-box>
        </draw:frame>
        <draw:frame draw:style-name="Default_5f_1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pain</text:p>
              </table:table-cell>
              <table:table-cell>
                <text:p>Russia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55</text:p>
              </table:table-cell>
              <table:table-cell>
                <text:p>1529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715</text:p>
              </table:table-cell>
              <table:table-cell>
                <text:p>1625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77</text:p>
              </table:table-cell>
              <table:table-cell>
                <text:p>1496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20.932cm" svg:height="0.848cm" svg:x="3.4cm" svg:y="18.6cm">
          <draw:text-box>
            <text:p>My Predictions : Spain wins, also to watch is spains experienced midfield</text:p>
          </draw:text-box>
        </draw:frame>
        <draw:frame draw:style-name="gr1" draw:text-style-name="P1" draw:layer="layout" svg:width="3.952cm" svg:height="0.848cm" svg:x="5.698cm" svg:y="0.854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Croatia vs Denmark</text:p>
          </draw:text-box>
        </draw:frame>
        <draw:frame draw:style-name="Default_5f_1_5f_2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Croatia</text:p>
              </table:table-cell>
              <table:table-cell>
                <text:p>Denmarkl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94</text:p>
              </table:table-cell>
              <table:table-cell>
                <text:p>1512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60</text:p>
              </table:table-cell>
              <table:table-cell>
                <text:p>1578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604</text:p>
              </table:table-cell>
              <table:table-cell>
                <text:p>1450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" draw:layer="layout" svg:width="18.955cm" svg:height="0.848cm" svg:x="3.4cm" svg:y="18.6cm">
          <draw:text-box>
            <text:p>My Predictions : Croatia wins, To watch is luka modric in mid field </text:p>
          </draw:text-box>
        </draw:frame>
        <draw:frame draw:style-name="gr1" draw:text-style-name="P1" draw:layer="layout" svg:width="3.952cm" svg:height="0.848cm" svg:x="4.884cm" svg:y="1.262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Croatia vs Spain</text:p>
          </draw:text-box>
        </draw:frame>
        <draw:frame draw:style-name="Default_5f_1_5f_2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Croatia</text:p>
              </table:table-cell>
              <table:table-cell>
                <text:p>Spain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94</text:p>
              </table:table-cell>
              <table:table-cell>
                <text:p>1655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60</text:p>
              </table:table-cell>
              <table:table-cell>
                <text:p>1715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604</text:p>
              </table:table-cell>
              <table:table-cell>
                <text:p>1577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1" draw:layer="layout" svg:width="22.363cm" svg:height="0.848cm" svg:x="3.4cm" svg:y="18.6cm">
          <draw:text-box>
            <text:p>My Predictions : Spain wins, To watch is Mid field players and reliable defence</text:p>
          </draw:text-box>
        </draw:frame>
        <draw:frame draw:style-name="gr1" draw:text-style-name="P1" draw:layer="layout" svg:width="3.601cm" svg:height="0.848cm" svg:x="5.332cm" svg:y="0.692cm">
          <draw:text-box>
            <text:p>Round of 8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Brazil vs Mexico</text:p>
          </draw:text-box>
        </draw:frame>
        <draw:frame draw:style-name="Default_5f_1_5f_3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Brazil</text:p>
              </table:table-cell>
              <table:table-cell>
                <text:p>Mexico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714</text:p>
              </table:table-cell>
              <table:table-cell>
                <text:p>1599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781</text:p>
              </table:table-cell>
              <table:table-cell>
                <text:p>1684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635</text:p>
              </table:table-cell>
              <table:table-cell>
                <text:p>1542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7" draw:text-style-name="P1" draw:layer="layout" svg:width="8.397cm" svg:height="0.848cm" svg:x="3.4cm" svg:y="18.6cm">
          <draw:text-box>
            <text:p>My Predictions : Brazil wins </text:p>
          </draw:text-box>
        </draw:frame>
        <draw:frame draw:style-name="gr1" draw:text-style-name="P1" draw:layer="layout" svg:width="3.601cm" svg:height="0.848cm" svg:x="5.291cm" svg:y="0.57cm">
          <draw:text-box>
            <text:p>Roun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Uruguay vs Portugal</text:p>
          </draw:text-box>
        </draw:frame>
        <draw:frame draw:style-name="Default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uruguay</text:p>
              </table:table-cell>
              <table:table-cell>
                <text:p>Portugal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012</text:p>
              </table:table-cell>
              <table:table-cell>
                <text:p>2333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59</text:p>
              </table:table-cell>
              <table:table-cell>
                <text:p>2694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25</text:p>
                <text:p/>
              </table:table-cell>
              <table:table-cell>
                <text:p>2132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9.172cm" svg:height="0.848cm" svg:x="3.4cm" svg:y="18.6cm">
          <draw:text-box>
            <text:p>My Predictions : Portugal wins </text:p>
          </draw:text-box>
        </draw:frame>
        <draw:frame draw:style-name="gr1" draw:text-style-name="P1" draw:layer="layout" svg:width="3.952cm" svg:height="0.848cm" svg:x="3.622cm" svg:y="0.692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Sweden vs Switzerland</text:p>
          </draw:text-box>
        </draw:frame>
        <draw:frame draw:style-name="Default_5f_7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weden</text:p>
              </table:table-cell>
              <table:table-cell>
                <text:p>Switzerland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462</text:p>
              </table:table-cell>
              <table:table-cell>
                <text:p>1542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512</text:p>
              </table:table-cell>
              <table:table-cell>
                <text:p>1618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396</text:p>
              </table:table-cell>
              <table:table-cell>
                <text:p>1503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8" draw:text-style-name="P1" draw:layer="layout" svg:width="21.8cm" svg:height="2.4cm" svg:x="2.6cm" svg:y="17cm">
          <draw:text-box>
            <text:p>My Predictions: Switzerland wins</text:p>
          </draw:text-box>
        </draw:frame>
        <draw:frame draw:style-name="gr1" draw:text-style-name="P1" draw:layer="layout" svg:width="3.952cm" svg:height="0.848cm" svg:x="4.681cm" svg:y="0.814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Belgium vs Japan</text:p>
          </draw:text-box>
        </draw:frame>
        <draw:frame draw:style-name="Default_5f_1_5f_3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belgium</text:p>
              </table:table-cell>
              <table:table-cell>
                <text:p>Japan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62</text:p>
              </table:table-cell>
              <table:table-cell>
                <text:p>1467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85</text:p>
              </table:table-cell>
              <table:table-cell>
                <text:p>1599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47</text:p>
              </table:table-cell>
              <table:table-cell>
                <text:p>1466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9" draw:text-style-name="P1" draw:layer="layout" svg:width="9.1cm" svg:height="0.848cm" svg:x="3.4cm" svg:y="18.6cm">
          <draw:text-box>
            <text:p>My Predictions : Belgium wins </text:p>
          </draw:text-box>
        </draw:frame>
        <draw:frame draw:style-name="gr1" draw:text-style-name="P1" draw:layer="layout" svg:width="3.952cm" svg:height="0.848cm" svg:x="3.907cm" svg:y="1.18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Colombia Vs England</text:p>
          </draw:text-box>
        </draw:frame>
        <draw:frame draw:style-name="Default_5f_7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Colombia</text:p>
              </table:table-cell>
              <table:table-cell>
                <text:p>England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559</text:p>
              </table:table-cell>
              <table:table-cell>
                <text:p>1600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02</text:p>
              </table:table-cell>
              <table:table-cell>
                <text:p>1690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463</text:p>
              </table:table-cell>
              <table:table-cell>
                <text:p>1553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0" draw:text-style-name="P1" draw:layer="layout" svg:width="21.8cm" svg:height="2.4cm" svg:x="2.6cm" svg:y="17cm">
          <draw:text-box>
            <text:p>My Predictions: England wins</text:p>
          </draw:text-box>
        </draw:frame>
        <draw:frame draw:style-name="gr1" draw:text-style-name="P1" draw:layer="layout" svg:width="3.952cm" svg:height="0.848cm" svg:x="3.338cm" svg:y="1.506cm">
          <draw:text-box>
            <text:p>Round of 16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Spain Vs England</text:p>
          </draw:text-box>
        </draw:frame>
        <draw:frame draw:style-name="Default_5f_7_5f_1_5f_2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pain</text:p>
              </table:table-cell>
              <table:table-cell>
                <text:p>England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55</text:p>
              </table:table-cell>
              <table:table-cell>
                <text:p>1600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715</text:p>
              </table:table-cell>
              <table:table-cell>
                <text:p>1690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77</text:p>
              </table:table-cell>
              <table:table-cell>
                <text:p>1553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1" draw:layer="layout" svg:width="21.8cm" svg:height="2.4cm" svg:x="2.6cm" svg:y="17cm">
          <draw:text-box>
            <text:p>My Predictions: Spain wins</text:p>
          </draw:text-box>
        </draw:frame>
        <draw:frame draw:style-name="gr1" draw:text-style-name="P1" draw:layer="layout" svg:width="3.601cm" svg:height="0.848cm" svg:x="3.378cm" svg:y="1.628cm">
          <draw:text-box>
            <text:p>Round of 4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Portugal Vs France</text:p>
          </draw:text-box>
        </draw:frame>
        <draw:frame draw:style-name="Default_5f_1_5f_3_5f_1_5f_1" draw:layer="layout" svg:width="14.098cm" svg:height="12.001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Portugal</text:p>
              </table:table-cell>
              <table:table-cell>
                <text:p>France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2333</text:p>
              </table:table-cell>
              <table:table-cell>
                <text:p>1508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2694</text:p>
              </table:table-cell>
              <table:table-cell>
                <text:p>1715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2132</text:p>
              </table:table-cell>
              <table:table-cell>
                <text:p>1576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12" draw:text-style-name="P1" draw:layer="layout" svg:width="26.174cm" svg:height="2.042cm" svg:x="0.773cm" svg:y="18.6cm">
          <draw:text-box>
            <text:p>My Predictions : France wins, considering portugal are very heavily dependent on Ronaldo and pepe <text:s text:c="2"/>,france has options <text:s/></text:p>
          </draw:text-box>
        </draw:frame>
        <draw:frame draw:style-name="gr1" draw:text-style-name="P1" draw:layer="layout" svg:width="3.601cm" svg:height="0.848cm" svg:x="2.523cm" svg:y="1.017cm">
          <draw:text-box>
            <text:p>Round of 8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Switzerland Vs England</text:p>
          </draw:text-box>
        </draw:frame>
        <draw:frame draw:style-name="Default_5f_7_5f_1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witzerland</text:p>
              </table:table-cell>
              <table:table-cell>
                <text:p>England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542</text:p>
              </table:table-cell>
              <table:table-cell>
                <text:p>1600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18</text:p>
              </table:table-cell>
              <table:table-cell>
                <text:p>1690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03</text:p>
                <text:p/>
              </table:table-cell>
              <table:table-cell>
                <text:p>1553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13" draw:text-style-name="P1" draw:layer="layout" svg:width="21.8cm" svg:height="2.4cm" svg:x="2.6cm" svg:y="17cm">
          <draw:text-box>
            <text:p>My Predictions: England wins</text:p>
          </draw:text-box>
        </draw:frame>
        <draw:frame draw:style-name="gr1" draw:text-style-name="P1" draw:layer="layout" svg:width="3.601cm" svg:height="0.848cm" svg:x="3.419cm" svg:y="1.506cm">
          <draw:text-box>
            <text:p>Round of 8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Brazil Vs Belgium</text:p>
          </draw:text-box>
        </draw:frame>
        <draw:frame draw:style-name="Default_5f_1_5f_3_5f_1_5f_2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belgium</text:p>
              </table:table-cell>
              <table:table-cell>
                <text:p>Brazil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62</text:p>
              </table:table-cell>
              <table:table-cell>
                <text:p>1714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685</text:p>
              </table:table-cell>
              <table:table-cell>
                <text:p>1781</text:p>
                <text:p/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47</text:p>
              </table:table-cell>
              <table:table-cell>
                <text:p>1635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14" draw:text-style-name="P1" draw:layer="layout" svg:width="25.093cm" svg:height="0.848cm" svg:x="3.4cm" svg:y="18.6cm">
          <draw:text-box>
            <text:p>My Predictions : Brazil wins,Considering uniform distribution of attack, mid and defence </text:p>
          </draw:text-box>
        </draw:frame>
        <draw:frame draw:style-name="gr15" draw:text-style-name="P1" draw:layer="layout" svg:width="4.741cm" svg:height="1.336cm" svg:x="3.582cm" svg:y="1.058cm">
          <draw:text-box>
            <text:p>Round of 8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France vs Brazil</text:p>
          </draw:text-box>
        </draw:frame>
        <draw:frame draw:style-name="Default_5f_6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rance</text:p>
              </table:table-cell>
              <table:table-cell>
                <text:p>Brazil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508</text:p>
              </table:table-cell>
              <table:table-cell>
                <text:p>1714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715</text:p>
              </table:table-cell>
              <table:table-cell>
                <text:p>1781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76</text:p>
              </table:table-cell>
              <table:table-cell>
                <text:p>1635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16" draw:text-style-name="P1" draw:layer="layout" svg:width="21.8cm" svg:height="2.4cm" svg:x="2.6cm" svg:y="17cm">
          <draw:text-box>
            <text:p>My Predictions: B<text:span text:style-name="T1">razil</text:span> wins</text:p>
          </draw:text-box>
        </draw:frame>
        <draw:frame draw:style-name="gr1" draw:text-style-name="P1" draw:layer="layout" svg:width="3.601cm" svg:height="0.848cm" svg:x="3.663cm" svg:y="1.628cm">
          <draw:text-box>
            <text:p>Round of 4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>
        <draw:frame presentation:style-name="pr1" draw:layer="layout" svg:width="25.199cm" svg:height="3.506cm" svg:x="1.6cm" svg:y="1cm" presentation:class="title" presentation:user-transformed="true">
          <draw:text-box>
            <text:p>Spain vs Brazil</text:p>
          </draw:text-box>
        </draw:frame>
        <draw:frame draw:style-name="Default_5f_6_5f_1" draw:layer="layout" svg:width="14.098cm" svg:height="9.998cm" svg:x="7.148cm" svg:y="5.6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Spain</text:p>
              </table:table-cell>
              <table:table-cell>
                <text:p>Brazil</text:p>
              </table:table-cell>
            </table:table-row>
            <table:table-row table:style-name="ro1" table:default-cell-style-name="gray2">
              <table:table-cell>
                <text:p>Attack Score</text:p>
              </table:table-cell>
              <table:table-cell>
                <text:p>1655</text:p>
              </table:table-cell>
              <table:table-cell>
                <text:p>1714</text:p>
              </table:table-cell>
            </table:table-row>
            <table:table-row table:style-name="ro1" table:default-cell-style-name="gray1">
              <table:table-cell>
                <text:p>Mid Score</text:p>
              </table:table-cell>
              <table:table-cell>
                <text:p>1715</text:p>
              </table:table-cell>
              <table:table-cell>
                <text:p>1781</text:p>
              </table:table-cell>
            </table:table-row>
            <table:table-row table:style-name="ro1" table:default-cell-style-name="gray2">
              <table:table-cell>
                <text:p>Defence</text:p>
              </table:table-cell>
              <table:table-cell>
                <text:p>1577</text:p>
              </table:table-cell>
              <table:table-cell>
                <text:p>1635</text:p>
              </table:table-cell>
            </table:table-row>
            <table:table-row table:style-name="ro2" table:default-cell-style-name="gray1">
              <table:table-cell>
                <text:p>overall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7" draw:text-style-name="P1" draw:layer="layout" svg:width="21.8cm" svg:height="2.4cm" svg:x="2.6cm" svg:y="17cm">
          <draw:text-box>
            <text:p>My Predictions: B<text:span text:style-name="T1">razil</text:span> wins the world cup</text:p>
          </draw:text-box>
        </draw:frame>
        <draw:frame draw:style-name="gr1" draw:text-style-name="P1" draw:layer="layout" svg:width="2.547cm" svg:height="0.848cm" svg:x="3.093cm" svg:y="1.303cm">
          <draw:text-box>
            <text:p>Finals :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7_5f_1_5f_1" style:display-name="Default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1" style:display-name="Default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7_5f_1_5f_2" style:display-name="Default_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" style:display-name="Default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5:01:34.222786145</meta:creation-date>
    <meta:editing-duration>PT5M37S</meta:editing-duration>
    <meta:editing-cycles>2</meta:editing-cycles>
    <meta:generator>LibreOffice/6.0.3.2$Linux_X86_64 LibreOffice_project/00m0$Build-2</meta:generator>
    <dc:title>Blue Curve</dc:title>
    <dc:date>2018-06-30T15:56:13.698741082</dc:date>
    <meta:document-statistic meta:object-count="129"/>
  </office:meta>
</office:document-meta>
</file>